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52133972DE4970F5.png" manifest:media-type="image/png"/>
  <manifest:file-entry manifest:full-path="Pictures/1000000000000230000001A4E92CDB1DF13B468E.png" manifest:media-type="image/png"/>
  <manifest:file-entry manifest:full-path="Pictures/1000000000000230000001A4097BCBF3928EDCDD.png" manifest:media-type="image/png"/>
  <manifest:file-entry manifest:full-path="Pictures/1000000000000230000001A4471488EC49A5E1AD.png" manifest:media-type="image/png"/>
  <manifest:file-entry manifest:full-path="Pictures/100000000000043600000385964899FEBC28F4EA.png" manifest:media-type="image/png"/>
  <manifest:file-entry manifest:full-path="Pictures/1000000000000345000003CCCDF28B69A7C4AAC8.png" manifest:media-type="image/png"/>
  <manifest:file-entry manifest:full-path="Pictures/1000000000000230000001A42408A16C72813D7D.png" manifest:media-type="image/png"/>
  <manifest:file-entry manifest:full-path="Pictures/1000000000000230000001A48C951F4425D22D0C.png" manifest:media-type="image/png"/>
  <manifest:file-entry manifest:full-path="Pictures/1000000000000230000001A4FA5266B1658C07E2.png" manifest:media-type="image/png"/>
  <manifest:file-entry manifest:full-path="Pictures/1000000000000230000001A4CE9B9B5257F000A1.png" manifest:media-type="image/png"/>
  <manifest:file-entry manifest:full-path="Pictures/1000000000000230000001A437BA98408AC00F78.png" manifest:media-type="image/png"/>
  <manifest:file-entry manifest:full-path="Pictures/10000000000003D9000003CCDFAE57077088DDF3.png" manifest:media-type="image/png"/>
  <manifest:file-entry manifest:full-path="Pictures/1000000000000230000001A4FA5236DAAFB16250.png" manifest:media-type="image/png"/>
  <manifest:file-entry manifest:full-path="Pictures/1000000000000230000001A46E1B5C7DFFA35F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.279cm" svg:height="20.999cm" svg:x="3.472cm" svg:y="0.06cm">
          <draw:image xlink:href="Pictures/10000000000003D9000003CCDFAE57077088DDF3.png" xlink:type="simple" xlink:show="embed" xlink:actuate="onLoad">
            <text:p text:style-name="P1"/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25.124cm" svg:height="20.999cm" svg:x="1.55cm" svg:y="0.06cm">
          <draw:image xlink:href="Pictures/100000000000043600000385964899FEBC28F4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1" draw:layer="layout" svg:width="18.082cm" svg:height="21cm" svg:x="5.46cm" svg:y="0cm" presentation:class="graphic" presentation:user-transformed="true">
          <draw:image xlink:href="Pictures/1000000000000345000003CCCDF28B69A7C4AA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2.297cm" svg:height="9.222cm" svg:x="1.399cm" svg:y="6.392cm" presentation:class="graphic">
          <draw:image xlink:href="Pictures/1000000000000230000001A4471488EC49A5E1AD.png" xlink:type="simple" xlink:show="embed" xlink:actuate="onLoad">
            <text:p/>
          </draw:image>
        </draw:frame>
        <draw:frame draw:style-name="gr3" draw:text-style-name="P1" draw:layer="layout" svg:width="12.297cm" svg:height="9.222cm" svg:x="14.312cm" svg:y="6.392cm" presentation:class="graphic">
          <draw:image xlink:href="Pictures/1000000000000230000001A48C951F4425D22D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1" draw:layer="layout" svg:width="22.413cm" svg:height="16.81cm" svg:x="3.587cm" svg:y="3.09cm">
          <draw:image xlink:href="Pictures/1000000000000230000001A4FA5266B1658C07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" draw:layer="layout" svg:width="14.813cm" svg:height="11.11cm" svg:x="6.705cm" svg:y="5.005cm">
          <draw:image xlink:href="Pictures/1000000000000230000001A437BA98408AC00F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14.813cm" svg:height="11.11cm" svg:x="6.705cm" svg:y="5.005cm">
          <draw:image xlink:href="Pictures/1000000000000230000001A42408A16C72813D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draw:style-name="gr3" draw:text-style-name="P1" draw:layer="layout" svg:width="12.297cm" svg:height="9.222cm" svg:x="1.399cm" svg:y="6.392cm" presentation:class="graphic">
          <draw:image xlink:href="Pictures/1000000000000230000001A4FA5236DAAFB16250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2.297cm" svg:height="9.222cm" svg:x="14.312cm" svg:y="6.392cm" presentation:class="graphic">
          <draw:image xlink:href="Pictures/1000000000000230000001A46E1B5C7DFFA35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2.297cm" svg:height="9.222cm" svg:x="1.399cm" svg:y="6.392cm" presentation:class="graphic">
          <draw:image xlink:href="Pictures/1000000000000230000001A4097BCBF3928EDCDD.png" xlink:type="simple" xlink:show="embed" xlink:actuate="onLoad">
            <text:p/>
          </draw:image>
        </draw:frame>
        <draw:frame draw:style-name="gr3" draw:text-style-name="P1" draw:layer="layout" svg:width="12.297cm" svg:height="9.222cm" svg:x="14.312cm" svg:y="6.392cm" presentation:class="graphic">
          <draw:image xlink:href="Pictures/1000000000000230000001A4E92CDB1DF13B46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2.297cm" svg:height="9.222cm" svg:x="1.399cm" svg:y="6.392cm" presentation:class="graphic">
          <draw:image xlink:href="Pictures/1000000000000230000001A4CE9B9B5257F000A1.png" xlink:type="simple" xlink:show="embed" xlink:actuate="onLoad">
            <text:p/>
          </draw:image>
        </draw:frame>
        <draw:frame draw:style-name="gr3" draw:text-style-name="P1" draw:layer="layout" svg:width="12.297cm" svg:height="9.222cm" svg:x="14.312cm" svg:y="6.392cm" presentation:class="graphic">
          <draw:image xlink:href="Pictures/1000000000000230000001A452133972DE4970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0:54:28.708176257</meta:creation-date>
    <dc:date>2017-11-20T13:41:29.408110780</dc:date>
    <meta:editing-duration>PT1H27M25S</meta:editing-duration>
    <meta:editing-cycles>1</meta:editing-cycles>
    <meta:document-statistic meta:object-count="59"/>
    <meta:generator>LibreOffice/5.1.6.2$Linux_X86_64 LibreOffice_project/10m0$Build-2</meta:generator>
  </office:meta>
</office:document-meta>
</file>